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m Grid</text:p>
      <text:p text:style-name="Horizontal_20_Line"/>
      <text:p text:style-name="Standard">Includes:</text:p>
      <text:p text:style-name="P2">stdio.h</text:p>
      <text:p text:style-name="P2">math.h</text:p>
      <text:p text:style-name="P2">string</text:p>
      <text:p text:style-name="P2">iostream</text:p>
      <text:p text:style-name="P2">fstream</text:p>
      <text:p text:style-name="P2">"MatchingPoints.h" </text:p>
      <text:p text:style-name="P2">"MatchingPointsGrid.h" </text:p>
      <text:p text:style-name="P2">"Matrix.h" </text:p>
      <text:p text:style-name="Horizontal_20_Line"/>
      <text:p text:style-name="P3">Methods:</text:p>
      <text:p text:style-name="P2">DemGrid(double, double, double, double, double, double); </text:p>
      <text:p text:style-name="P2">enum saveMode { efotoDEM, ascii }; </text:p>
      <text:p text:style-name="P2">void saveDem(char *, saveMode); </text:p>
      <text:p text:style-name="P2">void loadDem(char *, saveMode); </text:p>
      <text:p text:style-name="P2">void createNewGrid(double, double, double, double, double, double); </text:p>
      <text:p text:style-name="P2">void changeGridResolution(double, double); </text:p>
      <text:p text:style-name="P2">void interpolateNearestPoint(); </text:p>
      <text:p text:style-name="P2">void interpolateMovingAverage(double, double, int); </text:p>
      <text:p text:style-name="P2">void interpolateTrendSurface(int); </text:p>
      <text:p text:style-name="P2">void interpolateMovingSurface(double, double, int, int); </text:p>
      <text:p text:style-name="P2">void setPointList(MatchingPointsList *); </text:p>
      <text:p text:style-name="P2">double getElapsedTime() { return elap_time; }; </text:p>
      <text:p text:style-name="P2">void cutGrid(double min, double max, bool fromList); </text:p>
      <text:p text:style-name="P2">void getMinMax(double &amp;, double &amp;); </text:p>
      <text:p text:style-name="P2">double getHeightXY(double X, double Y); </text:p>
      <text:p text:style-name="P2">double getHeight(double col, double row); </text:p>
      <text:p text:style-name="P2">Matrix *getDemImage(double min=0.0, double max=0.0);</text:p>
      <text:p text:style-name="Horizontal_20_Line"/>
      <text:p text:style-name="P3">Methods description:</text:p>
      <text:p text:style-name="P3"/>
      <text:p text:style-name="P3">Genaral notes:</text:p>
      <text:p text:style-name="P5">Images ranging from 0.0 to 1.0.</text:p>
      <text:p text:style-name="P3"/>
      <text:p text:style-name="P3">saveDem / loadDem</text:p>
      <text:p text:style-name="P5">Save / load DEM acoording to the following formats:</text:p>
      <text:p text:style-name="P5">efotoDEM – binary file.</text:p>
      <text:p text:style-name="P5">ascii – Text file.</text:p>
      <text:p text:style-name="P3"/>
      <text:p text:style-name="P3">createNewGrid(Xi, Yi, Xf, Yf, res_x, res_y)</text:p>
      <text:p text:style-name="P5">Define a new grid.</text:p>
      <text:p text:style-name="Standard"/>
      <text:p text:style-name="Standard">changeGridResolution(res_x, res_y)</text:p>
      <text:p text:style-name="P4">Change grid resolution.</text:p>
      <text:p text:style-name="Standard"/>
      <text:p text:style-name="Standard">interpolateNearestPoint</text:p>
      <text:p text:style-name="P4">Interpolate cloud of points given by setPointList method, using Nearest Point.</text:p>
      <text:p text:style-name="Standard"/>
      <text:p text:style-name="Standard"><text:soft-page-break/>interpolateMovingAverage</text:p>
      <text:p text:style-name="P4">Interpolate cloud of points given by setPointList method, using Moving Average.</text:p>
      <text:p text:style-name="Standard"/>
      <text:p text:style-name="Standard">interpolateTrendSurface</text:p>
      <text:p text:style-name="P4">Interpolate cloud of points given by setPointList method, using Trend Surface.</text:p>
      <text:p text:style-name="P4"/>
      <text:p text:style-name="Standard">InterpolateMoving Surface</text:p>
      <text:p text:style-name="P4">Interpolate cloud of points given by setPointList method, using Moving Surface.</text:p>
      <text:p text:style-name="Standard"/>
      <text:p text:style-name="Standard">setPointList</text:p>
      <text:p text:style-name="P4">Link a 3D cloud of point list. This points are resulted from matching.</text:p>
      <text:p text:style-name="Standard"/>
      <text:p text:style-name="Standard">getElapsedTime</text:p>
      <text:p text:style-name="P4">Return the time tooked in interpolations. Only in Unix/Linux.</text:p>
      <text:p text:style-name="P4"/>
      <text:p text:style-name="Standard">cutGrid</text:p>
      <text:p text:style-name="P4">Cut grid from min height to max height, filling with 0.0 the heights outside this range.</text:p>
      <text:p text:style-name="Standard"/>
      <text:p text:style-name="Standard">getMinMax</text:p>
      <text:p text:style-name="P4">Retuns the minimum and maximum values of height.</text:p>
      <text:p text:style-name="P4"/>
      <text:p text:style-name="Standard">getHeightXY</text:p>
      <text:p text:style-name="P4">Returns the interpolated height for a given X,Y coordinate. Bilinear interpolation is used.</text:p>
      <text:p text:style-name="Standard"/>
      <text:p text:style-name="Standard">getHeight</text:p>
      <text:p text:style-name="P4">Returns the interpolated height for a given col,row grid coordinate. Bilinear interpolation is used.</text:p>
      <text:p text:style-name="Standard"/>
      <text:p text:style-name="Standard">getDemImage</text:p>
      <text:p text:style-name="P4">Returns DEM image matrix, ranging from 0.0 to 1.0. User may define min and max height for enhancing image contrast.</text:p>
      <text:p text:style-name="P4"/>
      <text:p text:style-name="Standard">getDem</text:p>
      <text:p text:style-name="P4">Returns a copy of DEM as a matrix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20T14:01:35</dc:date>
    <dc:creator>Marcelo SIlveira</dc:creator>
    <meta:editing-duration>PT00H39M15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2" meta:paragraph-count="63" meta:word-count="295" meta:character-count="2259"/>
  </office:meta>
</office:document-meta>
</file>